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officeooo:rsid="00277bf7" officeooo:paragraph-rsid="00277bf7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8e5da" officeooo:paragraph-rsid="0008e5da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9697a" officeooo:paragraph-rsid="0009697a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cf631" officeooo:paragraph-rsid="000cf631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d1985" officeooo:paragraph-rsid="000d1985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eefd0" officeooo:paragraph-rsid="000eefd0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eefd0" officeooo:paragraph-rsid="0011fe43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eefd0" officeooo:paragraph-rsid="00198edd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eefd0" officeooo:paragraph-rsid="0023297a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eefd0" officeooo:paragraph-rsid="00260b93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eefd0" officeooo:paragraph-rsid="00272119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0eefd0" officeooo:paragraph-rsid="00277bf7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0eefd0" officeooo:paragraph-rsid="002e7d92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11fe43" officeooo:paragraph-rsid="0011fe43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1346a9" officeooo:paragraph-rsid="001346a9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1346a9" officeooo:paragraph-rsid="00277bf7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14b163" officeooo:paragraph-rsid="0014b163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161cbd" officeooo:paragraph-rsid="00161cbd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176a0d" officeooo:paragraph-rsid="00176a0d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1cabc5" officeooo:paragraph-rsid="001cabc5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1e047a" officeooo:paragraph-rsid="001e047a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1ee2ab" officeooo:paragraph-rsid="001ee2ab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10017" officeooo:paragraph-rsid="00210017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22fd28" officeooo:paragraph-rsid="0022fd28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250358" officeooo:paragraph-rsid="00250358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260b93" officeooo:paragraph-rsid="00260b93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272119" officeooo:paragraph-rsid="00272119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90f1f" officeooo:paragraph-rsid="00290f1f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a2701" officeooo:paragraph-rsid="002a2701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2ac729" officeooo:paragraph-rsid="002ac729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2c60fd" officeooo:paragraph-rsid="002c60fd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2d751b" officeooo:paragraph-rsid="002d751b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2e7d92" officeooo:paragraph-rsid="002e7d92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07faed" officeooo:paragraph-rsid="002e7d92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08e5da" officeooo:paragraph-rsid="0008e5da" fo:background-color="#dddddd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08e5da" officeooo:paragraph-rsid="000cf631" fo:background-color="#dddddd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08e5da" officeooo:paragraph-rsid="000d1985" fo:background-color="#dddddd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08e5da" officeooo:paragraph-rsid="000eefd0" fo:background-color="#dddddd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08e5da" officeooo:paragraph-rsid="0011fe43" fo:background-color="#dddddd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08e5da" officeooo:paragraph-rsid="0014b163" fo:background-color="#dddddd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08e5da" officeooo:paragraph-rsid="00161cbd" fo:background-color="#dddddd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08e5da" officeooo:paragraph-rsid="00176a0d" fo:background-color="#dddddd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08e5da" officeooo:paragraph-rsid="001cabc5" fo:background-color="#dddddd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08e5da" officeooo:paragraph-rsid="001e047a" fo:background-color="#dddddd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08e5da" officeooo:paragraph-rsid="001ee2ab" fo:background-color="#dddddd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08e5da" officeooo:paragraph-rsid="0020992b" fo:background-color="#dddddd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08e5da" officeooo:paragraph-rsid="00210017" fo:background-color="#dddddd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08e5da" officeooo:paragraph-rsid="0022fd28" fo:background-color="#dddddd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08e5da" officeooo:paragraph-rsid="0023297a" fo:background-color="#dddddd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08e5da" officeooo:paragraph-rsid="00250358" fo:background-color="#dddddd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08e5da" officeooo:paragraph-rsid="00260b93" fo:background-color="#dddddd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08e5da" officeooo:paragraph-rsid="00272119" fo:background-color="#dddddd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08e5da" officeooo:paragraph-rsid="00277bf7" fo:background-color="#dddddd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08e5da" officeooo:paragraph-rsid="00290f1f" fo:background-color="#dddddd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08e5da" officeooo:paragraph-rsid="002a2701" fo:background-color="#dddddd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08e5da" officeooo:paragraph-rsid="002ac729" fo:background-color="#dddddd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08e5da" officeooo:paragraph-rsid="002c60fd" fo:background-color="#dddddd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08e5da" officeooo:paragraph-rsid="002d751b" fo:background-color="#dddddd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08e5da" officeooo:paragraph-rsid="002e7d92" fo:background-color="#dddddd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07faed" officeooo:paragraph-rsid="0007faed" fo:background-color="#dddddd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07faed" officeooo:paragraph-rsid="000cf631" fo:background-color="#dddddd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rsid="0007faed" officeooo:paragraph-rsid="000d1985" fo:background-color="#dddddd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Ubuntu" fo:font-size="14pt" officeooo:rsid="0007faed" officeooo:paragraph-rsid="000eefd0" fo:background-color="#dddddd" style:font-size-asian="14pt" style:font-size-complex="14pt"/>
    </style:style>
    <style:style style:name="P67" style:family="paragraph" style:parent-style-name="Standard">
      <style:paragraph-properties fo:line-height="150%"/>
      <style:text-properties style:font-name="Ubuntu" fo:font-size="14pt" officeooo:rsid="0007faed" officeooo:paragraph-rsid="0011fe43" fo:background-color="#dddddd" style:font-size-asian="14pt" style:font-size-complex="14pt"/>
    </style:style>
    <style:style style:name="P68" style:family="paragraph" style:parent-style-name="Standard">
      <style:paragraph-properties fo:line-height="150%"/>
      <style:text-properties style:font-name="Ubuntu" fo:font-size="14pt" officeooo:rsid="0007faed" officeooo:paragraph-rsid="0014b163" fo:background-color="#dddddd" style:font-size-asian="14pt" style:font-size-complex="14pt"/>
    </style:style>
    <style:style style:name="P69" style:family="paragraph" style:parent-style-name="Standard">
      <style:paragraph-properties fo:line-height="150%"/>
      <style:text-properties style:font-name="Ubuntu" fo:font-size="14pt" officeooo:rsid="0007faed" officeooo:paragraph-rsid="00161cbd" fo:background-color="#dddddd" style:font-size-asian="14pt" style:font-size-complex="14pt"/>
    </style:style>
    <style:style style:name="P70" style:family="paragraph" style:parent-style-name="Standard">
      <style:paragraph-properties fo:line-height="150%"/>
      <style:text-properties style:font-name="Ubuntu" fo:font-size="14pt" officeooo:rsid="0007faed" officeooo:paragraph-rsid="00176a0d" fo:background-color="#dddddd" style:font-size-asian="14pt" style:font-size-complex="14pt"/>
    </style:style>
    <style:style style:name="P71" style:family="paragraph" style:parent-style-name="Standard">
      <style:paragraph-properties fo:line-height="150%"/>
      <style:text-properties style:font-name="Ubuntu" fo:font-size="14pt" officeooo:rsid="0007faed" officeooo:paragraph-rsid="001cabc5" fo:background-color="#dddddd" style:font-size-asian="14pt" style:font-size-complex="14pt"/>
    </style:style>
    <style:style style:name="P72" style:family="paragraph" style:parent-style-name="Standard">
      <style:paragraph-properties fo:line-height="150%"/>
      <style:text-properties style:font-name="Ubuntu" fo:font-size="14pt" officeooo:rsid="0007faed" officeooo:paragraph-rsid="001e047a" fo:background-color="#dddddd" style:font-size-asian="14pt" style:font-size-complex="14pt"/>
    </style:style>
    <style:style style:name="P73" style:family="paragraph" style:parent-style-name="Standard">
      <style:paragraph-properties fo:line-height="150%"/>
      <style:text-properties style:font-name="Ubuntu" fo:font-size="14pt" officeooo:rsid="0007faed" officeooo:paragraph-rsid="001ee2ab" fo:background-color="#dddddd" style:font-size-asian="14pt" style:font-size-complex="14pt"/>
    </style:style>
    <style:style style:name="P74" style:family="paragraph" style:parent-style-name="Standard">
      <style:paragraph-properties fo:line-height="150%"/>
      <style:text-properties style:font-name="Ubuntu" fo:font-size="14pt" officeooo:rsid="0007faed" officeooo:paragraph-rsid="0020992b" fo:background-color="#dddddd" style:font-size-asian="14pt" style:font-size-complex="14pt"/>
    </style:style>
    <style:style style:name="P75" style:family="paragraph" style:parent-style-name="Standard">
      <style:paragraph-properties fo:line-height="150%"/>
      <style:text-properties style:font-name="Ubuntu" fo:font-size="14pt" officeooo:rsid="0007faed" officeooo:paragraph-rsid="00210017" fo:background-color="#dddddd" style:font-size-asian="14pt" style:font-size-complex="14pt"/>
    </style:style>
    <style:style style:name="P76" style:family="paragraph" style:parent-style-name="Standard">
      <style:paragraph-properties fo:line-height="150%"/>
      <style:text-properties style:font-name="Ubuntu" fo:font-size="14pt" officeooo:rsid="0007faed" officeooo:paragraph-rsid="0022fd28" fo:background-color="#dddddd" style:font-size-asian="14pt" style:font-size-complex="14pt"/>
    </style:style>
    <style:style style:name="P77" style:family="paragraph" style:parent-style-name="Standard">
      <style:paragraph-properties fo:line-height="150%"/>
      <style:text-properties style:font-name="Ubuntu" fo:font-size="14pt" officeooo:rsid="0007faed" officeooo:paragraph-rsid="0023297a" fo:background-color="#dddddd" style:font-size-asian="14pt" style:font-size-complex="14pt"/>
    </style:style>
    <style:style style:name="P78" style:family="paragraph" style:parent-style-name="Standard">
      <style:paragraph-properties fo:line-height="150%"/>
      <style:text-properties style:font-name="Ubuntu" fo:font-size="14pt" officeooo:rsid="0007faed" officeooo:paragraph-rsid="00250358" fo:background-color="#dddddd" style:font-size-asian="14pt" style:font-size-complex="14pt"/>
    </style:style>
    <style:style style:name="P79" style:family="paragraph" style:parent-style-name="Standard">
      <style:paragraph-properties fo:line-height="150%"/>
      <style:text-properties style:font-name="Ubuntu" fo:font-size="14pt" officeooo:rsid="0007faed" officeooo:paragraph-rsid="00260b93" fo:background-color="#dddddd" style:font-size-asian="14pt" style:font-size-complex="14pt"/>
    </style:style>
    <style:style style:name="P80" style:family="paragraph" style:parent-style-name="Standard">
      <style:paragraph-properties fo:line-height="150%"/>
      <style:text-properties style:font-name="Ubuntu" fo:font-size="14pt" officeooo:rsid="0007faed" officeooo:paragraph-rsid="00272119" fo:background-color="#dddddd" style:font-size-asian="14pt" style:font-size-complex="14pt"/>
    </style:style>
    <style:style style:name="P81" style:family="paragraph" style:parent-style-name="Standard">
      <style:paragraph-properties fo:line-height="150%"/>
      <style:text-properties style:font-name="Ubuntu" fo:font-size="14pt" officeooo:rsid="0007faed" officeooo:paragraph-rsid="00277bf7" fo:background-color="#dddddd" style:font-size-asian="14pt" style:font-size-complex="14pt"/>
    </style:style>
    <style:style style:name="P82" style:family="paragraph" style:parent-style-name="Standard">
      <style:paragraph-properties fo:line-height="150%"/>
      <style:text-properties style:font-name="Ubuntu" fo:font-size="14pt" officeooo:rsid="0007faed" officeooo:paragraph-rsid="00290f1f" fo:background-color="#dddddd" style:font-size-asian="14pt" style:font-size-complex="14pt"/>
    </style:style>
    <style:style style:name="P83" style:family="paragraph" style:parent-style-name="Standard">
      <style:paragraph-properties fo:line-height="150%"/>
      <style:text-properties style:font-name="Ubuntu" fo:font-size="14pt" officeooo:rsid="0007faed" officeooo:paragraph-rsid="002a2701" fo:background-color="#dddddd" style:font-size-asian="14pt" style:font-size-complex="14pt"/>
    </style:style>
    <style:style style:name="P84" style:family="paragraph" style:parent-style-name="Standard">
      <style:paragraph-properties fo:line-height="150%"/>
      <style:text-properties style:font-name="Ubuntu" fo:font-size="14pt" officeooo:rsid="0007faed" officeooo:paragraph-rsid="002ac729" fo:background-color="#dddddd" style:font-size-asian="14pt" style:font-size-complex="14pt"/>
    </style:style>
    <style:style style:name="P85" style:family="paragraph" style:parent-style-name="Standard">
      <style:paragraph-properties fo:line-height="150%"/>
      <style:text-properties style:font-name="Ubuntu" fo:font-size="14pt" officeooo:rsid="0007faed" officeooo:paragraph-rsid="002c60fd" fo:background-color="#dddddd" style:font-size-asian="14pt" style:font-size-complex="14pt"/>
    </style:style>
    <style:style style:name="P86" style:family="paragraph" style:parent-style-name="Standard">
      <style:paragraph-properties fo:line-height="150%"/>
      <style:text-properties style:font-name="Ubuntu" fo:font-size="14pt" officeooo:rsid="0007faed" officeooo:paragraph-rsid="002d751b" fo:background-color="#dddddd" style:font-size-asian="14pt" style:font-size-complex="14pt"/>
    </style:style>
    <style:style style:name="P87" style:family="paragraph" style:parent-style-name="Standard">
      <style:paragraph-properties fo:line-height="150%"/>
      <style:text-properties style:font-name="Ubuntu" fo:font-size="14pt" officeooo:rsid="0007faed" officeooo:paragraph-rsid="002e7d92" fo:background-color="#dddddd" style:font-size-asian="14pt" style:font-size-complex="14pt"/>
    </style:style>
    <style:style style:name="P88" style:family="paragraph" style:parent-style-name="Standard">
      <style:paragraph-properties fo:line-height="150%"/>
      <style:text-properties style:font-name="Ubuntu" fo:font-size="14pt" fo:font-weight="normal" officeooo:rsid="0007faed" officeooo:paragraph-rsid="000eefd0" fo:background-color="#dddddd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line-height="150%"/>
      <style:text-properties style:font-name="Ubuntu" fo:font-size="14pt" fo:font-weight="bold" officeooo:rsid="00260b93" officeooo:paragraph-rsid="00260b93" style:font-size-asian="14pt" style:font-weight-asian="bold" style:font-size-complex="14pt" style:font-weight-complex="bold"/>
    </style:style>
    <style:style style:name="P90" style:family="paragraph" style:parent-style-name="Standard">
      <style:paragraph-properties fo:line-height="150%"/>
      <style:text-properties style:font-name="Ubuntu" fo:font-size="14pt" fo:font-weight="normal" officeooo:rsid="002ac729" officeooo:paragraph-rsid="002ac729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line-height="150%"/>
      <style:text-properties style:font-name="Ubuntu" fo:font-size="14pt" fo:font-weight="bold" officeooo:rsid="002e7d92" officeooo:paragraph-rsid="002e7d92" style:font-size-asian="14pt" style:font-weight-asian="bold" style:font-size-complex="14pt" style:font-weight-complex="bold"/>
    </style:style>
    <style:style style:name="T1" style:family="text">
      <style:text-properties officeooo:rsid="00067f1a"/>
    </style:style>
    <style:style style:name="T2" style:family="text">
      <style:text-properties officeooo:rsid="0008e5d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ec6f" style:font-weight-asian="bold" style:font-weight-complex="bold"/>
    </style:style>
    <style:style style:name="T5" style:family="text">
      <style:text-properties officeooo:rsid="000b50e1"/>
    </style:style>
    <style:style style:name="T6" style:family="text">
      <style:text-properties officeooo:rsid="000cf631"/>
    </style:style>
    <style:style style:name="T7" style:family="text">
      <style:text-properties officeooo:rsid="000d1985"/>
    </style:style>
    <style:style style:name="T8" style:family="text">
      <style:text-properties officeooo:rsid="000eefd0"/>
    </style:style>
    <style:style style:name="T9" style:family="text">
      <style:text-properties officeooo:rsid="0011fe43"/>
    </style:style>
    <style:style style:name="T10" style:family="text">
      <style:text-properties officeooo:rsid="0014b163"/>
    </style:style>
    <style:style style:name="T11" style:family="text">
      <style:text-properties officeooo:rsid="00161cbd"/>
    </style:style>
    <style:style style:name="T12" style:family="text">
      <style:text-properties officeooo:rsid="00176a0d"/>
    </style:style>
    <style:style style:name="T13" style:family="text">
      <style:text-properties officeooo:rsid="001cabc5"/>
    </style:style>
    <style:style style:name="T14" style:family="text">
      <style:text-properties officeooo:rsid="001e047a"/>
    </style:style>
    <style:style style:name="T15" style:family="text">
      <style:text-properties officeooo:rsid="001ee2ab"/>
    </style:style>
    <style:style style:name="T16" style:family="text">
      <style:text-properties officeooo:rsid="0020992b"/>
    </style:style>
    <style:style style:name="T17" style:family="text">
      <style:text-properties officeooo:rsid="00210017"/>
    </style:style>
    <style:style style:name="T18" style:family="text">
      <style:text-properties officeooo:rsid="0022fd28"/>
    </style:style>
    <style:style style:name="T19" style:family="text">
      <style:text-properties officeooo:rsid="0023297a"/>
    </style:style>
    <style:style style:name="T20" style:family="text">
      <style:text-properties officeooo:rsid="00250358"/>
    </style:style>
    <style:style style:name="T21" style:family="text">
      <style:text-properties officeooo:rsid="00260b93"/>
    </style:style>
    <style:style style:name="T22" style:family="text">
      <style:text-properties officeooo:rsid="00272119"/>
    </style:style>
    <style:style style:name="T23" style:family="text">
      <style:text-properties officeooo:rsid="00277bf7"/>
    </style:style>
    <style:style style:name="T24" style:family="text">
      <style:text-properties fo:background-color="#dddddd" loext:char-shading-value="0"/>
    </style:style>
    <style:style style:name="T25" style:family="text">
      <style:text-properties officeooo:rsid="0008e5da" fo:background-color="#dddddd" loext:char-shading-value="0"/>
    </style:style>
    <style:style style:name="T26" style:family="text">
      <style:text-properties officeooo:rsid="00176a0d" fo:background-color="#dddddd" loext:char-shading-value="0"/>
    </style:style>
    <style:style style:name="T27" style:family="text">
      <style:text-properties officeooo:rsid="002e7d92" fo:background-color="#dddddd" loext:char-shading-value="0"/>
    </style:style>
    <style:style style:name="T28" style:family="text">
      <style:text-properties officeooo:rsid="00290f1f"/>
    </style:style>
    <style:style style:name="T29" style:family="text">
      <style:text-properties officeooo:rsid="002a2701"/>
    </style:style>
    <style:style style:name="T30" style:family="text">
      <style:text-properties officeooo:rsid="002ac729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2c11b4"/>
    </style:style>
    <style:style style:name="T33" style:family="text">
      <style:text-properties officeooo:rsid="002c60fd"/>
    </style:style>
    <style:style style:name="T34" style:family="text">
      <style:text-properties officeooo:rsid="002d751b"/>
    </style:style>
    <style:style style:name="T35" style:family="text">
      <style:text-properties officeooo:rsid="002e7d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ventos 0<text:span text:style-name="T1">2</text:span></text:h>
      <text:p text:style-name="P4">Os eventos acontecem por meio de palavras chaves que quando disparados executam uma função, ou seja, quando um evento é disparado uma função é executada. Para um evento ser disparado basta usar “addEventListener” no javascript ou “onevento” no html: </text:p>
      <text:p text:style-name="P38">elemento.addEventListener(‘evento’, função) </text:p>
      <text:p text:style-name="P63">&lt;<text:span text:style-name="T2">elemento onevento=”função( <text:s/>)“</text:span>&gt; &lt;/<text:span text:style-name="T2">elemento</text:span>&gt; </text:p>
      <text:p text:style-name="P5">_____________________________________________________________________</text:p>
      <text:h text:style-name="P2" text:outline-level="2">Eventos de Mouse</text:h>
      <text:p text:style-name="P6"><text:span text:style-name="T4">c</text:span><text:span text:style-name="T3">lick -</text:span> <text:span text:style-name="T5">Evento disparado quando um elemento é clicado:</text:span></text:p>
      <text:p text:style-name="P39">elemento.addEventListener(“<text:span text:style-name="T6">click”</text:span>, ) </text:p>
      <text:p text:style-name="P64">&lt;<text:span text:style-name="T2">elemento on</text:span><text:span text:style-name="T6">click</text:span><text:span text:style-name="T2">=” “</text:span>&gt; &lt;/<text:span text:style-name="T2">elemento</text:span>&gt; </text:p>
      <text:p text:style-name="P5"/>
      <text:p text:style-name="P7"><text:span text:style-name="T3">contextmenu -</text:span> Evento disparado quando um elemento é clicado com o lado direito do mouse:</text:p>
      <text:p text:style-name="P39">elemento.addEventListener(“<text:span text:style-name="T6">contextmenu”</text:span>, ) </text:p>
      <text:p text:style-name="P64">&lt;<text:span text:style-name="T2">elemento on</text:span><text:span text:style-name="T6">contextmenu</text:span><text:span text:style-name="T2">=” “</text:span>&gt; &lt;/<text:span text:style-name="T2">elemento</text:span>&gt; </text:p>
      <text:p text:style-name="P5"/>
      <text:p text:style-name="P7"><text:span text:style-name="T3">dblclick -</text:span> Evento disparado quando um elemento recebe clique duplo:</text:p>
      <text:p text:style-name="P39">elemento.addEventListener(“<text:span text:style-name="T6">dblclick”</text:span>, ) </text:p>
      <text:p text:style-name="P64">&lt;<text:span text:style-name="T2">elemento on</text:span><text:span text:style-name="T6">dblclick</text:span><text:span text:style-name="T2">=” “</text:span>&gt; &lt;/<text:span text:style-name="T2">elemento</text:span>&gt; </text:p>
      <text:p text:style-name="P5"/>
      <text:p text:style-name="P8"><text:span text:style-name="T3">mousedown -</text:span> Evento disparado quando o botão do mouse é pressionado sobre um elemento:</text:p>
      <text:p text:style-name="P40">elemento.addEventListener(“<text:span text:style-name="T7">mousedown</text:span><text:span text:style-name="T6">”</text:span>, ) </text:p>
      <text:p text:style-name="P65">&lt;<text:span text:style-name="T2">elemento on</text:span><text:span text:style-name="T7">mousedown</text:span><text:span text:style-name="T2">=” “</text:span>&gt; &lt;/<text:span text:style-name="T2">elemento</text:span>&gt; </text:p>
      <text:p text:style-name="P5"/>
      <text:p text:style-name="P8"><text:soft-page-break/><text:span text:style-name="T3">mouseenter -</text:span> Evento disparado quando o cursor se move para cima / <text:span text:style-name="T8">entra </text:span>e<text:span text:style-name="T8">m</text:span> um elemento:</text:p>
      <text:p text:style-name="P41">elemento.addEventListener(“<text:span text:style-name="T7">mouse</text:span><text:span text:style-name="T8">enter</text:span><text:span text:style-name="T6">”</text:span>, ) </text:p>
      <text:p text:style-name="P88">&lt;<text:span text:style-name="T2">elemento on</text:span><text:span text:style-name="T7">mouse</text:span><text:span text:style-name="T8">enter</text:span><text:span text:style-name="T2">=” “</text:span>&gt; &lt;/<text:span text:style-name="T2">elemento</text:span>&gt; </text:p>
      <text:p text:style-name="P5"/>
      <text:p text:style-name="P9"><text:span text:style-name="T3">mouseleave -</text:span> Evento disparado quando o cursor se move para fora / sai de um elemento:</text:p>
      <text:p text:style-name="P41">elemento.addEventListener(“<text:span text:style-name="T8">mouseleave</text:span><text:span text:style-name="T6">”</text:span>, ) </text:p>
      <text:p text:style-name="P66">&lt;<text:span text:style-name="T2">elemento on</text:span><text:span text:style-name="T7">mouse</text:span><text:span text:style-name="T8">leave</text:span><text:span text:style-name="T2">=” “</text:span>&gt; &lt;/<text:span text:style-name="T2">elemento</text:span>&gt; </text:p>
      <text:p text:style-name="P5"/>
      <text:p text:style-name="P9"><text:span text:style-name="T3">mousemove -</text:span> Evento disparado quando o cursor se move sobre um elemento:</text:p>
      <text:p text:style-name="P41">elemento.addEventListener(“<text:span text:style-name="T8">mousemove</text:span><text:span text:style-name="T6">”</text:span>, ) </text:p>
      <text:p text:style-name="P66">&lt;<text:span text:style-name="T2">elemento on</text:span><text:span text:style-name="T7">mouse</text:span><text:span text:style-name="T8">move</text:span><text:span text:style-name="T2">=” “</text:span>&gt; &lt;/<text:span text:style-name="T2">elemento</text:span>&gt; </text:p>
      <text:p text:style-name="P9"/>
      <text:p text:style-name="P9"><text:span text:style-name="T3">mouseover -</text:span> Evento disparado quando o cursor se move para dentro de um elemento ou um de seus filhos:</text:p>
      <text:p text:style-name="P41">elemento.addEventListener(“<text:span text:style-name="T8">mouseover</text:span><text:span text:style-name="T6">”</text:span>, ) </text:p>
      <text:p text:style-name="P66">&lt;<text:span text:style-name="T2">elemento on</text:span><text:span text:style-name="T7">mouse</text:span><text:span text:style-name="T8">over</text:span><text:span text:style-name="T2">=” “</text:span>&gt; &lt;/<text:span text:style-name="T2">elemento</text:span>&gt; </text:p>
      <text:p text:style-name="P9"/>
      <text:p text:style-name="P9"><text:span text:style-name="T3">mouseout -</text:span> Evento disparado quando o cursor se move para fora de um elemento ou um de seus filhos:</text:p>
      <text:p text:style-name="P41">elemento.addEventListener(“<text:span text:style-name="T7">mouse</text:span><text:span text:style-name="T8">out</text:span><text:span text:style-name="T6">”</text:span>, ) </text:p>
      <text:p text:style-name="P66">&lt;<text:span text:style-name="T2">elemento on</text:span><text:span text:style-name="T7">mouse</text:span><text:span text:style-name="T8">out</text:span><text:span text:style-name="T2">=” “</text:span>&gt; &lt;/<text:span text:style-name="T2">elemento</text:span>&gt; </text:p>
      <text:p text:style-name="P9"/>
      <text:p text:style-name="P9"><text:span text:style-name="T3">mouseup -</text:span> Evento disparado quando o botão do mouse é liberado sobre um elemento:</text:p>
      <text:p text:style-name="P41">elemento.addEventListener(“<text:span text:style-name="T8">mouseup</text:span><text:span text:style-name="T6">”</text:span>, ) </text:p>
      <text:p text:style-name="P66">&lt;<text:span text:style-name="T2">elemento on</text:span><text:span text:style-name="T7">mouse</text:span><text:span text:style-name="T8">up</text:span><text:span text:style-name="T2">=” “</text:span>&gt; &lt;/<text:span text:style-name="T2">elemento</text:span>&gt; </text:p>
      <text:p text:style-name="P9">_____________________________________________________________________</text:p>
      <text:h text:style-name="P2" text:outline-level="2"><text:soft-page-break/>Eventos de Teclado</text:h>
      <text:p text:style-name="P17"><text:span text:style-name="T3">keydown -</text:span> Evento disparado quando uma tecla é pressionada:</text:p>
      <text:p text:style-name="P42">elemento.addEventListener(“<text:span text:style-name="T9">keydown</text:span><text:span text:style-name="T6">”</text:span>, ) </text:p>
      <text:p text:style-name="P67">&lt;<text:span text:style-name="T2">elemento on</text:span><text:span text:style-name="T9">keydown</text:span><text:span text:style-name="T2">=” “</text:span>&gt; &lt;/<text:span text:style-name="T2">elemento</text:span>&gt; </text:p>
      <text:p text:style-name="P9"/>
      <text:p text:style-name="P17"><text:span text:style-name="T3">keypress -</text:span> Evento disparado quando uma tecla é mantida pressionada:</text:p>
      <text:p text:style-name="P42">elemento.addEventListener(“<text:span text:style-name="T9">keypress</text:span><text:span text:style-name="T6">”</text:span>, ) </text:p>
      <text:p text:style-name="P67">&lt;<text:span text:style-name="T2">elemento on</text:span><text:span text:style-name="T9">keypress</text:span><text:span text:style-name="T2">=” “</text:span>&gt; &lt;/<text:span text:style-name="T2">elemento</text:span>&gt; </text:p>
      <text:p text:style-name="P9"/>
      <text:p text:style-name="P17"><text:span text:style-name="T3">keyup -</text:span> Evento disparado quando uma tecla é liberada / solta:</text:p>
      <text:p text:style-name="P42">elemento.addEventListener(“<text:span text:style-name="T9">keyup</text:span><text:span text:style-name="T6">”</text:span>, ) </text:p>
      <text:p text:style-name="P67">&lt;<text:span text:style-name="T2">elemento on</text:span><text:span text:style-name="T9">keyup</text:span><text:span text:style-name="T2">=” “</text:span>&gt; &lt;/<text:span text:style-name="T2">elemento</text:span>&gt; </text:p>
      <text:p text:style-name="P10">_____________________________________________________________________</text:p>
      <text:h text:style-name="P2" text:outline-level="2">Eventos de <text:span text:style-name="T22">O</text:span>bjetos / <text:span text:style-name="T22">F</text:span>rames / <text:span text:style-name="T22">B</text:span>ody</text:h>
      <text:p text:style-name="P18"><text:span text:style-name="T3">abort -</text:span> Evento disparado quando <text:span text:style-name="T10">o carregamento </text:span><text:span text:style-name="T23">de um elemento é abortado</text:span><text:span text:style-name="T10">:</text:span></text:p>
      <text:p text:style-name="P43">elemento.addEventListener(“<text:span text:style-name="T10">abort</text:span><text:span text:style-name="T6">”</text:span>, ) </text:p>
      <text:p text:style-name="P68">&lt;<text:span text:style-name="T2">elemento on</text:span><text:span text:style-name="T10">abort</text:span><text:span text:style-name="T2">=” “</text:span>&gt; &lt;/<text:span text:style-name="T2">elemento</text:span>&gt; </text:p>
      <text:p text:style-name="P9"/>
      <text:p text:style-name="P20"><text:span text:style-name="T3">beforeunload -</text:span> <text:span text:style-name="T11">Evento disparado antes do documento ser descarregado / fechado:</text:span></text:p>
      <text:p text:style-name="P44">elemento.addEventListener(“<text:span text:style-name="T11">beforeunload</text:span><text:span text:style-name="T6">”</text:span>, ) </text:p>
      <text:p text:style-name="P69">&lt;<text:span text:style-name="T2">elemento on</text:span><text:span text:style-name="T11">beforeunload</text:span><text:span text:style-name="T2">=” “</text:span>&gt; &lt;/<text:span text:style-name="T2">elemento</text:span>&gt; </text:p>
      <text:p text:style-name="P9"/>
      <text:p text:style-name="P21"><text:span text:style-name="T3">error -</text:span> Evento disparado quando ocorre algum erro no carregamento de arquivos externos (documento, imagem, video etc.):</text:p>
      <text:p text:style-name="P44">elemento.addEventListener(“<text:span text:style-name="T11">error</text:span><text:span text:style-name="T6">”</text:span>, ) </text:p>
      <text:p text:style-name="P69">&lt;<text:span text:style-name="T2">elemento on</text:span><text:span text:style-name="T11">error</text:span><text:span text:style-name="T2">=” “</text:span>&gt; &lt;/<text:span text:style-name="T2">elemento</text:span>&gt; </text:p>
      <text:p text:style-name="P9"/>
      <text:p text:style-name="P21"><text:soft-page-break/><text:span text:style-name="T3">hashchange -</text:span> Evento disparado quando ocorre alguma alteração da âncora da URL: </text:p>
      <text:p text:style-name="P44">elemento.addEventListener(“<text:span text:style-name="T11">hashchange</text:span><text:span text:style-name="T6">”</text:span>, ) </text:p>
      <text:p text:style-name="P69">&lt;<text:span text:style-name="T2">elemento on</text:span><text:span text:style-name="T11">hashchange</text:span><text:span text:style-name="T2">=” “</text:span>&gt; &lt;/<text:span text:style-name="T2">elemento</text:span>&gt; </text:p>
      <text:p text:style-name="P9"/>
      <text:p text:style-name="P21"><text:span text:style-name="T3">load -</text:span> Evento disparado quando um elemento é carregado:</text:p>
      <text:p text:style-name="P44">elemento.addEventListener(“<text:span text:style-name="T11">load</text:span><text:span text:style-name="T6">”</text:span>, ) </text:p>
      <text:p text:style-name="P69">&lt;<text:span text:style-name="T2">elemento on</text:span><text:span text:style-name="T11">load</text:span><text:span text:style-name="T2">=” “</text:span>&gt; &lt;/<text:span text:style-name="T2">elemento</text:span>&gt; </text:p>
      <text:p text:style-name="P9"/>
      <text:p text:style-name="P21"><text:span text:style-name="T3">pageshow -</text:span> Evento disparado quando uma pagina é mostrada / <text:span text:style-name="T12">carregada:</text:span></text:p>
      <text:p text:style-name="P45">elemento.addEventListener(“<text:span text:style-name="T12">pageshow</text:span><text:span text:style-name="T6">”</text:span>, ) </text:p>
      <text:p text:style-name="P70">&lt;<text:span text:style-name="T2">elemento </text:span><text:span text:style-name="T12">onpageshow</text:span><text:span text:style-name="T2">=” “</text:span>&gt; &lt;/<text:span text:style-name="T2">elemento</text:span>&gt; </text:p>
      <text:p text:style-name="P9"/>
      <text:p text:style-name="P22"><text:span text:style-name="T3">pagehide -</text:span> Evento disparado quando uma pagina deixa de ser mostrada / é fechada:</text:p>
      <text:p text:style-name="P45">elemento.addEventListener(“<text:span text:style-name="T12">pagehide</text:span><text:span text:style-name="T6">”</text:span>, ) </text:p>
      <text:p text:style-name="P70">&lt;<text:span text:style-name="T2">elemento </text:span><text:span text:style-name="T12">onpagehide</text:span><text:span text:style-name="T2">=” “</text:span>&gt; &lt;/<text:span text:style-name="T2">elemento</text:span>&gt; </text:p>
      <text:p text:style-name="P9"/>
      <text:p text:style-name="P22"><text:span text:style-name="T3">resize -</text:span> Evento disparado quando o elemento é redimensionado:</text:p>
      <text:p text:style-name="P45">elemento.addEventListener(“<text:span text:style-name="T12">resize</text:span><text:span text:style-name="T6">”</text:span>, ) </text:p>
      <text:p text:style-name="P70">&lt;<text:span text:style-name="T2">elemento </text:span><text:span text:style-name="T12">onresize </text:span><text:span text:style-name="T2">=” “</text:span>&gt; &lt;/<text:span text:style-name="T2">elemento</text:span>&gt; </text:p>
      <text:p text:style-name="P22"/>
      <text:p text:style-name="P22"><text:span text:style-name="T3">scroll -</text:span> Evento disparado quando a pagina é rolada:</text:p>
      <text:p text:style-name="P45">elemento.addEventListener(“<text:span text:style-name="T12">scroll</text:span><text:span text:style-name="T6">”</text:span>, ) </text:p>
      <text:p text:style-name="P70">&lt;<text:span text:style-name="T2">elemento </text:span><text:span text:style-name="T12">onscroll</text:span><text:span text:style-name="T2">=” “</text:span>&gt; &lt;/<text:span text:style-name="T2">elemento</text:span>&gt; </text:p>
      <text:p text:style-name="P22"/>
      <text:p text:style-name="P22"><text:span text:style-name="T3">unload -</text:span> Evento disparado quando a pagina é fechada / descarregada:</text:p>
      <text:p text:style-name="P45">elemento.addEventListener(“<text:span text:style-name="T12">unload</text:span><text:span text:style-name="T6">”</text:span>, ) </text:p>
      <text:p text:style-name="P70">&lt;<text:span text:style-name="T2">elemento </text:span><text:span text:style-name="T12">onunload</text:span><text:span text:style-name="T2">=” “</text:span>&gt; &lt;/<text:span text:style-name="T2">elemento</text:span>&gt; </text:p>
      <text:p text:style-name="P11">_____________________________________________________________________</text:p>
      <text:h text:style-name="P2" text:outline-level="2"><text:soft-page-break/>Eventos de Formulario</text:h>
      <text:p text:style-name="P23"><text:span text:style-name="T3">blur -</text:span> Evento disparado quando o elemento perde o foco / seleção:</text:p>
      <text:p text:style-name="P46">elemento.addEventListener(“<text:span text:style-name="T13">blur</text:span><text:span text:style-name="T6">”</text:span>, ) </text:p>
      <text:p text:style-name="P71">&lt;<text:span text:style-name="T2">elemento </text:span><text:span text:style-name="T12">on</text:span><text:span text:style-name="T13">blur</text:span><text:span text:style-name="T2">=” “</text:span>&gt; &lt;/<text:span text:style-name="T2">elemento</text:span>&gt; </text:p>
      <text:p text:style-name="P22"/>
      <text:p text:style-name="P23"><text:span text:style-name="T3">change -</text:span> <text:span text:style-name="T14">Evento disparado quando o conteudo do elemento é alterado:</text:span></text:p>
      <text:p text:style-name="P47">elemento.addEventListener(“<text:span text:style-name="T14">change</text:span><text:span text:style-name="T6">”</text:span>, ) </text:p>
      <text:p text:style-name="P72">&lt;<text:span text:style-name="T2">elemento </text:span><text:span text:style-name="T12">on</text:span><text:span text:style-name="T14">change</text:span><text:span text:style-name="T2">=” “</text:span>&gt; &lt;/<text:span text:style-name="T2">elemento</text:span>&gt; </text:p>
      <text:p text:style-name="P22"/>
      <text:p text:style-name="P24"><text:span text:style-name="T3">focus -</text:span> <text:span text:style-name="T15">Evento disparado quando o elemento recebe o foco / é selecionado:</text:span></text:p>
      <text:p text:style-name="P48">elemento.addEventListener(“<text:span text:style-name="T15">focus</text:span><text:span text:style-name="T6">”</text:span>, ) </text:p>
      <text:p text:style-name="P73">&lt;<text:span text:style-name="T2">elemento </text:span><text:span text:style-name="T12">on</text:span><text:span text:style-name="T15">focus</text:span><text:span text:style-name="T2">=” “</text:span>&gt; &lt;/<text:span text:style-name="T2">elemento</text:span>&gt; </text:p>
      <text:p text:style-name="P22"/>
      <text:p text:style-name="P25"><text:span text:style-name="T3">focusin -</text:span> <text:span text:style-name="T16">Evento disparado quando o elemento esta prestes a receber o foco:</text:span></text:p>
      <text:p text:style-name="P49">elemento.addEventListener(“<text:span text:style-name="T15">focus</text:span><text:span text:style-name="T16">in</text:span><text:span text:style-name="T6">”</text:span>, ) </text:p>
      <text:p text:style-name="P74">&lt;<text:span text:style-name="T2">elemento </text:span><text:span text:style-name="T12">on</text:span><text:span text:style-name="T15">focus</text:span><text:span text:style-name="T16">in</text:span><text:span text:style-name="T2">=” “</text:span>&gt; &lt;/<text:span text:style-name="T2">elemento</text:span>&gt; </text:p>
      <text:p text:style-name="P22"/>
      <text:p text:style-name="P26"><text:span text:style-name="T3">focusout -</text:span> Evento disparado quando o elemento esta prestes a perder o foco:</text:p>
      <text:p text:style-name="P50">elemento.addEventListener(“<text:span text:style-name="T17">focusout</text:span><text:span text:style-name="T6">”</text:span>, ) </text:p>
      <text:p text:style-name="P75">&lt;<text:span text:style-name="T2">elemento </text:span><text:span text:style-name="T12">on</text:span><text:span text:style-name="T15">f</text:span><text:span text:style-name="T17">ocusout</text:span><text:span text:style-name="T2">=” “</text:span>&gt; &lt;/<text:span text:style-name="T2">elemento</text:span>&gt; </text:p>
      <text:p text:style-name="P22"/>
      <text:p text:style-name="P26"><text:span text:style-name="T3">input -</text:span> <text:span text:style-name="T18">Evento disparado quando o elemento é clicado ou selecionado:</text:span></text:p>
      <text:p text:style-name="P51">elemento.addEventListener(“<text:span text:style-name="T18">input</text:span><text:span text:style-name="T6">”</text:span>, ) </text:p>
      <text:p text:style-name="P76">&lt;<text:span text:style-name="T2">elemento </text:span><text:span text:style-name="T18">oninput</text:span><text:span text:style-name="T2">=” “</text:span>&gt; &lt;/<text:span text:style-name="T2">elemento</text:span>&gt; </text:p>
      <text:p text:style-name="P22"/>
      <text:p text:style-name="P27"><text:span text:style-name="T3">invalid -</text:span> Evento disparado quando um elemento é invalido:</text:p>
      <text:p text:style-name="P51">elemento.addEventListener(“<text:span text:style-name="T18">invalid</text:span><text:span text:style-name="T6">”</text:span>, ) </text:p>
      <text:p text:style-name="P76">&lt;<text:span text:style-name="T2">elemento </text:span><text:span text:style-name="T12">on</text:span><text:span text:style-name="T18">invalid</text:span><text:span text:style-name="T2">=” “</text:span>&gt; &lt;/<text:span text:style-name="T2">elemento</text:span>&gt; </text:p>
      <text:p text:style-name="P27"><text:soft-page-break/><text:span text:style-name="T3">reset -</text:span> Evento disparado quando o botão reset do formulario é pressionado, ou seja, quando ele é redefinido:</text:p>
      <text:p text:style-name="P51">elemento.addEventListener(“<text:span text:style-name="T18">reset</text:span><text:span text:style-name="T6">”</text:span>, ) </text:p>
      <text:p text:style-name="P76">&lt;<text:span text:style-name="T2">elemento </text:span><text:span text:style-name="T12">on</text:span><text:span text:style-name="T18">reset</text:span><text:span text:style-name="T2">=” “</text:span>&gt; &lt;/<text:span text:style-name="T2">elemento</text:span>&gt; </text:p>
      <text:p text:style-name="P22"/>
      <text:p text:style-name="P27"><text:span text:style-name="T3">search -</text:span> Evento disparado quando algo é escrito em um campo input search:</text:p>
      <text:p text:style-name="P51">elemento.addEventListener(“<text:span text:style-name="T18">search</text:span><text:span text:style-name="T6">”</text:span>, ) </text:p>
      <text:p text:style-name="P76">&lt;<text:span text:style-name="T18">input type=”search”</text:span><text:span text:style-name="T2"> </text:span><text:span text:style-name="T12">on</text:span><text:span text:style-name="T18">search</text:span><text:span text:style-name="T2">=” “</text:span>&gt; &lt;/<text:span text:style-name="T18">input</text:span>&gt; </text:p>
      <text:p text:style-name="P22"/>
      <text:p text:style-name="P27"><text:span text:style-name="T3">select -</text:span> Evento disparado logo após a seleção de um texto &lt;text&gt; e &lt;textarea&gt;:</text:p>
      <text:p text:style-name="P51">elemento.addEventListener(“<text:span text:style-name="T18">select</text:span><text:span text:style-name="T6">”</text:span>, ) </text:p>
      <text:p text:style-name="P76">&lt;<text:span text:style-name="T2">elemento </text:span><text:span text:style-name="T12">on</text:span><text:span text:style-name="T18">select</text:span><text:span text:style-name="T2">=” “</text:span>&gt; &lt;/<text:span text:style-name="T2">elemento</text:span>&gt; </text:p>
      <text:p text:style-name="P22"/>
      <text:p text:style-name="P27"><text:span text:style-name="T3">submit -</text:span> <text:span text:style-name="T19">Evento disparado quando o botão submit do formulario é clicado, ou seja, quando os dados do formulario são enviados:</text:span></text:p>
      <text:p text:style-name="P52">elemento.addEventListener(“<text:span text:style-name="T19">submit</text:span><text:span text:style-name="T6">”</text:span>, ) </text:p>
      <text:p text:style-name="P77">&lt;<text:span text:style-name="T2">elemento </text:span><text:span text:style-name="T12">on</text:span><text:span text:style-name="T19">submit</text:span><text:span text:style-name="T2">=” “</text:span>&gt; &lt;/<text:span text:style-name="T2">elemento</text:span>&gt; </text:p>
      <text:p text:style-name="P12">_____________________________________________________________________</text:p>
      <text:h text:style-name="P2" text:outline-level="2">Eventos de Drag / Arrastar</text:h>
      <text:p text:style-name="P28"><text:span text:style-name="T3">drag -</text:span> Evento disparado quando um elemento é arrastado:</text:p>
      <text:p text:style-name="P53">elemento.addEventListener(“<text:span text:style-name="T20">drag</text:span><text:span text:style-name="T6">”</text:span>, ) </text:p>
      <text:p text:style-name="P78">&lt;<text:span text:style-name="T2">elemento </text:span><text:span text:style-name="T12">on</text:span><text:span text:style-name="T20">drag</text:span><text:span text:style-name="T2">=” “</text:span>&gt; &lt;/<text:span text:style-name="T2">elemento</text:span>&gt; </text:p>
      <text:p text:style-name="P28"/>
      <text:p text:style-name="P28"><text:span text:style-name="T3">dragend -</text:span> Evento disparado quando um elemento deixa de ser arrastado:</text:p>
      <text:p text:style-name="P53">elemento.addEventListener(“<text:span text:style-name="T20">dragend</text:span><text:span text:style-name="T6">”</text:span>, ) </text:p>
      <text:p text:style-name="P78">&lt;<text:span text:style-name="T2">elemento </text:span><text:span text:style-name="T12">on</text:span><text:span text:style-name="T20">dragend</text:span><text:span text:style-name="T2">=” “</text:span>&gt; &lt;/<text:span text:style-name="T2">elemento</text:span>&gt; </text:p>
      <text:p text:style-name="P28"/>
      <text:p text:style-name="P28"><text:soft-page-break/><text:span text:style-name="T3">dragenter -</text:span> Evento disparado quando o elemento arrastado entra no elemento alvo:</text:p>
      <text:p text:style-name="P54">elemento.addEventListener(“<text:span text:style-name="T21">dragenter</text:span><text:span text:style-name="T6">”</text:span>, ) </text:p>
      <text:p text:style-name="P79">&lt;<text:span text:style-name="T2">elemento </text:span><text:span text:style-name="T12">on</text:span><text:span text:style-name="T21">dragenter</text:span><text:span text:style-name="T2">=” “</text:span>&gt; &lt;/<text:span text:style-name="T2">elemento</text:span>&gt; </text:p>
      <text:p text:style-name="P28"/>
      <text:p text:style-name="P28"><text:span text:style-name="T3">dragleave -</text:span> Evento disparado quando o elemento arrastado deixa o elemento alvo:</text:p>
      <text:p text:style-name="P54">elemento.addEventListener(“<text:span text:style-name="T21">dragleave</text:span><text:span text:style-name="T6">”</text:span>, ) </text:p>
      <text:p text:style-name="P79">&lt;<text:span text:style-name="T2">elemento </text:span><text:span text:style-name="T21">ondragleave</text:span><text:span text:style-name="T2">=” “</text:span>&gt; &lt;/<text:span text:style-name="T2">elemento</text:span>&gt; </text:p>
      <text:p text:style-name="P28"/>
      <text:p text:style-name="P28"><text:span text:style-name="T3">dragover -</text:span> Evento disparado quando o elemento arrastado esta sobre o elemento alvo:</text:p>
      <text:p text:style-name="P54">elemento.addEventListener(“<text:span text:style-name="T21">dragover</text:span><text:span text:style-name="T6">”</text:span>, ) </text:p>
      <text:p text:style-name="P79">&lt;<text:span text:style-name="T2">elemento </text:span><text:span text:style-name="T21">ondragover</text:span><text:span text:style-name="T2">=” “</text:span>&gt; &lt;/<text:span text:style-name="T2">elemento</text:span>&gt; </text:p>
      <text:p text:style-name="P28"/>
      <text:p text:style-name="P28"><text:span text:style-name="T3">dragstart -</text:span> Evento disparado quando o elemento começa a ser arrastado:</text:p>
      <text:p text:style-name="P53">elemento.addEventListener(“<text:span text:style-name="T20">dragstart</text:span><text:span text:style-name="T6">”</text:span>, ) </text:p>
      <text:p text:style-name="P78">&lt;<text:span text:style-name="T2">elemento </text:span><text:span text:style-name="T12">on</text:span><text:span text:style-name="T20">dragstart</text:span><text:span text:style-name="T2">=” “</text:span>&gt; &lt;/<text:span text:style-name="T2">elemento</text:span>&gt; </text:p>
      <text:p text:style-name="P28"/>
      <text:p text:style-name="P28"><text:span text:style-name="T3">drop -</text:span> Evento disparado quando o elemento arrastado é solto:</text:p>
      <text:p text:style-name="P53">elemento.addEventListener(“<text:span text:style-name="T20">drop</text:span><text:span text:style-name="T6">”</text:span>, ) </text:p>
      <text:p text:style-name="P78">&lt;<text:span text:style-name="T2">elemento </text:span><text:span text:style-name="T12">on</text:span><text:span text:style-name="T20">drop</text:span><text:span text:style-name="T2">=” “</text:span>&gt; &lt;/<text:span text:style-name="T2">elemento</text:span>&gt; </text:p>
      <text:p text:style-name="P13">_____________________________________________________________________</text:p>
      <text:h text:style-name="P2" text:outline-level="2">Eventos de Area de Transferencia / Clipboard</text:h>
      <text:p text:style-name="P29"><text:span text:style-name="T3">copy -</text:span> Evento disparado quando o conteudo de um elemento é copiado:</text:p>
      <text:p text:style-name="P54">elemento.addEventListener(“<text:span text:style-name="T21">copy</text:span><text:span text:style-name="T6">”</text:span>, ) </text:p>
      <text:p text:style-name="P79">&lt;<text:span text:style-name="T2">elemento </text:span><text:span text:style-name="T12">on</text:span><text:span text:style-name="T21">copy</text:span><text:span text:style-name="T2">=” “</text:span>&gt; &lt;/<text:span text:style-name="T2">elemento</text:span>&gt; </text:p>
      <text:p text:style-name="P28"/>
      <text:p text:style-name="P89"/>
      <text:p text:style-name="P29"><text:soft-page-break/><text:span text:style-name="T3">cut -</text:span> Evento disparado quando o conteudo de um elemento é recortado:</text:p>
      <text:p text:style-name="P54">elemento.addEventListener(“<text:span text:style-name="T21">cut</text:span><text:span text:style-name="T6">”</text:span>, ) </text:p>
      <text:p text:style-name="P79">&lt;<text:span text:style-name="T2">elemento </text:span><text:span text:style-name="T12">on</text:span><text:span text:style-name="T21">cut</text:span><text:span text:style-name="T2">=” “</text:span>&gt; &lt;/<text:span text:style-name="T2">elemento</text:span>&gt; </text:p>
      <text:p text:style-name="P28"/>
      <text:p text:style-name="P29"><text:span text:style-name="T3">paste -</text:span> Evento disparado quando o conteudo de um elemento <text:s/>é colado:</text:p>
      <text:p text:style-name="P54">elemento.addEventListener(“<text:span text:style-name="T21">paste</text:span><text:span text:style-name="T6">”</text:span>, ) </text:p>
      <text:p text:style-name="P79">&lt;<text:span text:style-name="T2">elemento </text:span><text:span text:style-name="T12">on</text:span><text:span text:style-name="T21">paste</text:span><text:span text:style-name="T2">=” “</text:span>&gt; &lt;/<text:span text:style-name="T2">elemento</text:span>&gt; </text:p>
      <text:p text:style-name="P13">_____________________________________________________________________</text:p>
      <text:h text:style-name="P2" text:outline-level="2">Eventos de Impressão</text:h>
      <text:p text:style-name="P30"><text:span text:style-name="T3">afterprint -</text:span> Evento disparado quando a pagina termina de ser impressa:</text:p>
      <text:p text:style-name="P55">elemento.addEventListener(“<text:span text:style-name="T22">afterprint</text:span><text:span text:style-name="T6">”</text:span>, ) </text:p>
      <text:p text:style-name="P80">&lt;<text:span text:style-name="T2">elemento </text:span><text:span text:style-name="T12">on</text:span><text:span text:style-name="T22">afterprint</text:span><text:span text:style-name="T2">=” “</text:span>&gt; &lt;/<text:span text:style-name="T2">elemento</text:span>&gt; </text:p>
      <text:p text:style-name="P30"/>
      <text:p text:style-name="P30"><text:span text:style-name="T3">beforeprint -</text:span> Evento disparado quando a pagina esta prestes a ser impressa:</text:p>
      <text:p text:style-name="P55">elemento.addEventListener(“<text:span text:style-name="T22">beforeprint</text:span><text:span text:style-name="T6">”</text:span>, ) </text:p>
      <text:p text:style-name="P80">&lt;<text:span text:style-name="T2">elemento </text:span><text:span text:style-name="T12">on</text:span><text:span text:style-name="T22">beforeprint</text:span><text:span text:style-name="T2">=” “</text:span>&gt; &lt;/<text:span text:style-name="T2">elemento</text:span>&gt; </text:p>
      <text:p text:style-name="P14">_____________________________________________________________________</text:p>
      <text:h text:style-name="P2" text:outline-level="2">Eventos de Midia</text:h>
      <text:p text:style-name="P3"><text:span text:style-name="T3">abort -</text:span> Evento disparado quando o carregamento de uma midia (video, audio etc.) é interrompido:</text:p>
      <text:p text:style-name="P56">elemento.addEventListener(“<text:span text:style-name="T23">abort</text:span><text:span text:style-name="T6">”</text:span>, ) </text:p>
      <text:p text:style-name="P81">&lt;<text:span text:style-name="T2">elemento </text:span><text:span text:style-name="T12">on</text:span><text:span text:style-name="T23">abort</text:span><text:span text:style-name="T2">=” “</text:span>&gt; &lt;/<text:span text:style-name="T2">elemento</text:span>&gt; </text:p>
      <text:p text:style-name="P28"/>
      <text:p text:style-name="P3"><text:span text:style-name="T3">canplay -</text:span> <text:span text:style-name="T28">Evento disparado quando o navegador permite reproduzir o audio ou video especificado:</text:span></text:p>
      <text:p text:style-name="P57">elemento.addEventListener(“<text:span text:style-name="T28">canplay</text:span><text:span text:style-name="T6">”</text:span>, ) </text:p>
      <text:p text:style-name="P82">&lt;<text:span text:style-name="T2">elemento </text:span><text:span text:style-name="T12">on</text:span><text:span text:style-name="T28">canplay</text:span><text:span text:style-name="T2">=” “</text:span>&gt; &lt;/<text:span text:style-name="T2">elemento</text:span>&gt; </text:p>
      <text:p text:style-name="P31"><text:soft-page-break/><text:span text:style-name="T3">canplaythrough -</text:span> <text:span text:style-name="T29">Evento disparado quando o navegador permite reproduzir o audio ou video especificado sem precisar parar para armazenamento em buffer:</text:span></text:p>
      <text:p text:style-name="P58">elemento.addEventListener(“<text:span text:style-name="T29">canplaythrough</text:span><text:span text:style-name="T6">”</text:span>, ) </text:p>
      <text:p text:style-name="P83">&lt;<text:span text:style-name="T2">elemento </text:span><text:span text:style-name="T12">on</text:span><text:span text:style-name="T29">canplaythrough</text:span><text:span text:style-name="T2">=” “</text:span>&gt; &lt;/<text:span text:style-name="T2">elemento</text:span>&gt; </text:p>
      <text:p text:style-name="P3"/>
      <text:p text:style-name="P32"><text:span text:style-name="T3">durationchange -</text:span> Evento disparado quando a duração da midia é alterada:</text:p>
      <text:p text:style-name="P58">elemento.addEventListener(“<text:span text:style-name="T29">durationchange</text:span><text:span text:style-name="T6">”</text:span>, ) </text:p>
      <text:p text:style-name="P83">&lt;<text:span text:style-name="T2">elemento </text:span><text:span text:style-name="T12">on</text:span><text:span text:style-name="T29">durationchange</text:span><text:span text:style-name="T2">=” “</text:span>&gt; &lt;/<text:span text:style-name="T2">elemento</text:span>&gt; </text:p>
      <text:p text:style-name="P3"/>
      <text:p text:style-name="P32"><text:span text:style-name="T3">emptied -</text:span> Evento disparado quando algum problema ocorre e o arquivo de midia fica subitamente indisponivel (quando a conexão é inesperadamente interrompida):</text:p>
      <text:p text:style-name="P58">elemento.addEventListener(“<text:span text:style-name="T29">emptied</text:span><text:span text:style-name="T6">”</text:span>, ) </text:p>
      <text:p text:style-name="P83">&lt;<text:span text:style-name="T2">elemento </text:span><text:span text:style-name="T12">on</text:span><text:span text:style-name="T29">emptied</text:span><text:span text:style-name="T2">=” “</text:span>&gt; &lt;/<text:span text:style-name="T2">elemento</text:span>&gt; </text:p>
      <text:p text:style-name="P3"/>
      <text:p text:style-name="P32"><text:span text:style-name="T3">ended -</text:span> Evento disparado quando a midia chega ao fim:</text:p>
      <text:p text:style-name="P58">elemento.addEventListener(“<text:span text:style-name="T29">ended</text:span><text:span text:style-name="T6">”</text:span>, ) </text:p>
      <text:p text:style-name="P83">&lt;<text:span text:style-name="T2">elemento </text:span><text:span text:style-name="T12">on</text:span><text:span text:style-name="T30">ended</text:span><text:span text:style-name="T2">=” “</text:span>&gt; &lt;/<text:span text:style-name="T2">elemento</text:span>&gt; </text:p>
      <text:p text:style-name="P3"/>
      <text:p text:style-name="P33"><text:span text:style-name="T3">error - </text:span><text:span text:style-name="T31">Evento disparado quando ocorre um erro durante o carregamento de um arquivo de midia:</text:span></text:p>
      <text:p text:style-name="P59">elemento.addEventListener(“<text:span text:style-name="T30">error</text:span><text:span text:style-name="T6">”</text:span>, ) </text:p>
      <text:p text:style-name="P84">&lt;<text:span text:style-name="T2">elemento </text:span><text:span text:style-name="T12">on</text:span><text:span text:style-name="T30">error</text:span><text:span text:style-name="T2">=” “</text:span>&gt; &lt;/<text:span text:style-name="T2">elemento</text:span>&gt; </text:p>
      <text:p text:style-name="P90"/>
      <text:p text:style-name="P33"><text:span text:style-name="T3">loadeddata -</text:span> Evento disparado quando os dados de midia são carregados:</text:p>
      <text:p text:style-name="P59">elemento.addEventListener(“<text:span text:style-name="T30">loadeddata</text:span><text:span text:style-name="T6">”</text:span>, ) </text:p>
      <text:p text:style-name="P84">&lt;<text:span text:style-name="T2">elemento </text:span><text:span text:style-name="T12">on</text:span><text:span text:style-name="T30">loadeddata</text:span><text:span text:style-name="T2">=” “</text:span>&gt; &lt;/<text:span text:style-name="T2">elemento</text:span>&gt; </text:p>
      <text:p text:style-name="P3"/>
      <text:p text:style-name="P33"><text:soft-page-break/><text:span text:style-name="T3">loadedmetadata -</text:span> Evento disparado quando os metadados de uma midia (tamanho, duração) são carregados:</text:p>
      <text:p text:style-name="P59">elemento.addEventListener(“<text:span text:style-name="T30">loadedmetadata</text:span><text:span text:style-name="T6">”</text:span>, ) </text:p>
      <text:p text:style-name="P84">&lt;<text:span text:style-name="T2">elemento </text:span><text:span text:style-name="T12">on</text:span><text:span text:style-name="T30">loadedmetadata</text:span><text:span text:style-name="T2">=” “</text:span>&gt; &lt;/<text:span text:style-name="T2">elemento</text:span>&gt; </text:p>
      <text:p text:style-name="P3"/>
      <text:p text:style-name="P33"><text:span text:style-name="T3">loadstart -</text:span> Evento disparado quando <text:span text:style-name="T32">o navegador começa a carregar a midia especificada:</text:span></text:p>
      <text:p text:style-name="P60">elemento.addEventListener(“<text:span text:style-name="T33">loadstart</text:span><text:span text:style-name="T6">”</text:span>, ) </text:p>
      <text:p text:style-name="P85">&lt;<text:span text:style-name="T2">elemento </text:span><text:span text:style-name="T12">on</text:span><text:span text:style-name="T33">loadstart</text:span><text:span text:style-name="T2">=” “</text:span>&gt; &lt;/<text:span text:style-name="T2">elemento</text:span>&gt; </text:p>
      <text:p text:style-name="P3"/>
      <text:p text:style-name="P34"><text:span text:style-name="T3">pause -</text:span> Evento disparado quando a midia é pausada:</text:p>
      <text:p text:style-name="P60">elemento.addEventListener(“<text:span text:style-name="T33">pause</text:span><text:span text:style-name="T6">”</text:span>, ) </text:p>
      <text:p text:style-name="P85">&lt;<text:span text:style-name="T2">elemento </text:span><text:span text:style-name="T12">on</text:span><text:span text:style-name="T33">pause</text:span><text:span text:style-name="T2">=” “</text:span>&gt; &lt;/<text:span text:style-name="T2">elemento</text:span>&gt; </text:p>
      <text:p text:style-name="P3"/>
      <text:p text:style-name="P34"><text:span text:style-name="T3">play -</text:span> Evento disparado quando a midia é iniciada ou não esta pausada:</text:p>
      <text:p text:style-name="P60">elemento.addEventListener(“<text:span text:style-name="T33">play</text:span><text:span text:style-name="T6">”</text:span>, ) </text:p>
      <text:p text:style-name="P85">&lt;<text:span text:style-name="T2">elemento </text:span><text:span text:style-name="T12">on</text:span><text:span text:style-name="T33">play</text:span><text:span text:style-name="T2">=” “</text:span>&gt; &lt;/<text:span text:style-name="T2">elemento</text:span>&gt; </text:p>
      <text:p text:style-name="P3"/>
      <text:p text:style-name="P34"><text:span text:style-name="T3">playing -</text:span> Evento disparado quando a midia esta sendo tocada:</text:p>
      <text:p text:style-name="P60">elemento.addEventListener(“<text:span text:style-name="T33">playing</text:span><text:span text:style-name="T6">”</text:span>, ) </text:p>
      <text:p text:style-name="P85">&lt;<text:span text:style-name="T2">elemento </text:span><text:span text:style-name="T12">on</text:span><text:span text:style-name="T33">playing</text:span><text:span text:style-name="T2">=” “</text:span>&gt; &lt;/<text:span text:style-name="T2">elemento</text:span>&gt; </text:p>
      <text:p text:style-name="P3"/>
      <text:p text:style-name="P34"><text:span text:style-name="T3">progress -</text:span> Evento disparado quando o navegador esta baixando a midia:</text:p>
      <text:p text:style-name="P60">elemento.addEventListener(“<text:span text:style-name="T33">progress</text:span><text:span text:style-name="T6">”</text:span>, ) </text:p>
      <text:p text:style-name="P85">&lt;<text:span text:style-name="T2">elemento </text:span><text:span text:style-name="T12">on</text:span><text:span text:style-name="T33">progress</text:span><text:span text:style-name="T2">=” “</text:span>&gt; &lt;/<text:span text:style-name="T2">elemento</text:span>&gt; </text:p>
      <text:p text:style-name="P3"/>
      <text:p text:style-name="P34"><text:span text:style-name="T3">ratechange -</text:span> Evento disparado quando a velocidade de reprodução da midia é alterada:</text:p>
      <text:p text:style-name="P60">elemento.addEventListener(“<text:span text:style-name="T33">ratechange</text:span><text:span text:style-name="T6">”</text:span>, ) </text:p>
      <text:p text:style-name="P85">&lt;<text:span text:style-name="T2">elemento </text:span><text:span text:style-name="T12">on</text:span><text:span text:style-name="T33">ratechange</text:span><text:span text:style-name="T2">=” “</text:span>&gt; &lt;/<text:span text:style-name="T2">elemento</text:span>&gt; </text:p>
      <text:p text:style-name="P34"><text:soft-page-break/><text:span text:style-name="T3">seeked -</text:span> <text:span text:style-name="T34">Evento disparado quando o ponteiro de reprodução termina de se mover para uma nova posição da midia:</text:span></text:p>
      <text:p text:style-name="P61">elemento.addEventListener(“<text:span text:style-name="T34">seeked</text:span><text:span text:style-name="T6">”</text:span>, ) </text:p>
      <text:p text:style-name="P86">&lt;<text:span text:style-name="T2">elemento </text:span><text:span text:style-name="T12">on</text:span><text:span text:style-name="T34">seeked</text:span><text:span text:style-name="T2">=” “</text:span>&gt; &lt;/<text:span text:style-name="T2">elemento</text:span>&gt; </text:p>
      <text:p text:style-name="P3"/>
      <text:p text:style-name="P35"><text:span text:style-name="T3">seeking -</text:span> Evento disparado quando o ponteiro de reprodução começa a se mover para uma nova posição da midia:</text:p>
      <text:p text:style-name="P61">elemento.addEventListener(“<text:span text:style-name="T34">seeking</text:span><text:span text:style-name="T6">”</text:span>, ) </text:p>
      <text:p text:style-name="P86">&lt;<text:span text:style-name="T2">elemento </text:span><text:span text:style-name="T12">on</text:span><text:span text:style-name="T34">seeking</text:span><text:span text:style-name="T2">=” “</text:span>&gt; &lt;/<text:span text:style-name="T2">elemento</text:span>&gt; </text:p>
      <text:p text:style-name="P3"/>
      <text:p text:style-name="P35"><text:span text:style-name="T3">stalled -</text:span> Evento disparado quando o navegador esta tentando obter dados de midia, mas os dados não estão disponiveis:</text:p>
      <text:p text:style-name="P62">elemento.addEventListener(“<text:span text:style-name="T35">stalled</text:span><text:span text:style-name="T6">”</text:span>, ) </text:p>
      <text:p text:style-name="P87">&lt;<text:span text:style-name="T2">elemento </text:span><text:span text:style-name="T12">on</text:span><text:span text:style-name="T35">stalled</text:span><text:span text:style-name="T2">=” “</text:span>&gt; &lt;/<text:span text:style-name="T2">elemento</text:span>&gt; </text:p>
      <text:p text:style-name="P3"/>
      <text:p text:style-name="P36"><text:span text:style-name="T3">suspend -</text:span> Evento disparado quando a reprodução da midia é suspenso, quando o navegador não esta recebendo dados da midia:</text:p>
      <text:p text:style-name="P62">elemento.addEventListener(“<text:span text:style-name="T35">suspend</text:span><text:span text:style-name="T6">”</text:span>, ) </text:p>
      <text:p text:style-name="P87">&lt;<text:span text:style-name="T2">elemento </text:span><text:span text:style-name="T12">on</text:span><text:span text:style-name="T35">suspend</text:span><text:span text:style-name="T2">=” “</text:span>&gt; &lt;/<text:span text:style-name="T2">elemento</text:span>&gt; </text:p>
      <text:p text:style-name="P3"/>
      <text:p text:style-name="P36"><text:span text:style-name="T3">timeupdate -</text:span> Evento disparado quando a posição de reprodução mudar:</text:p>
      <text:p text:style-name="P62">elemento.addEventListener(“<text:span text:style-name="T35">timeupdate</text:span><text:span text:style-name="T6">”</text:span>, ) </text:p>
      <text:p text:style-name="P87">&lt;<text:span text:style-name="T2">elemento </text:span><text:span text:style-name="T12">on</text:span><text:span text:style-name="T35">timeupdate</text:span><text:span text:style-name="T2">=” “</text:span>&gt; &lt;/<text:span text:style-name="T2">elemento</text:span>&gt; </text:p>
      <text:p text:style-name="P3"/>
      <text:p text:style-name="P36"><text:span text:style-name="T3">volumechange -</text:span> Evento disparado quando o volume é alterado:</text:p>
      <text:p text:style-name="P62">elemento.addEventListener(“<text:span text:style-name="T35">volumechange</text:span><text:span text:style-name="T6">”</text:span>, ) </text:p>
      <text:p text:style-name="P87">&lt;<text:span text:style-name="T2">elemento </text:span><text:span text:style-name="T12">on</text:span><text:span text:style-name="T35">volumechange</text:span><text:span text:style-name="T2">=” “</text:span>&gt; &lt;/<text:span text:style-name="T2">elemento</text:span>&gt; </text:p>
      <text:p text:style-name="P3"/>
      <text:p text:style-name="P91"/>
      <text:p text:style-name="P36"><text:soft-page-break/><text:span text:style-name="T3">waiting -</text:span> Evento disparado quando a midia faz uma pausa, mas é esperado a retomada:</text:p>
      <text:p text:style-name="P62">elemento.addEventListener(“<text:span text:style-name="T35">waiting</text:span><text:span text:style-name="T6">”</text:span>, ) </text:p>
      <text:p text:style-name="P37"><text:span text:style-name="T24">&lt;</text:span><text:span text:style-name="T25">elemento </text:span><text:span text:style-name="T26">on</text:span><text:span text:style-name="T27">waiting</text:span><text:span text:style-name="T25">=” “</text:span><text:span text:style-name="T24">&gt; &lt;/</text:span><text:span text:style-name="T25">elemento</text:span><text:span text:style-name="T24">&gt; </text:span></text:p>
      <text:p text:style-name="P15">_____________________________________________________________________</text:p>
      <text:h text:style-name="P2" text:outline-level="2">Eventos de Animação</text:h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_____________________________________________________________________</text:p>
      <text:p text:style-name="P19"><text:span text:style-name="T3">abort -</text:span> Evento disparado quando <text:span text:style-name="T10">o carregamento de um video ou audio é abortado ou quando o download é interrompido:</text:span></text:p>
      <text:p text:style-name="P56">elemento.addEventListener(“<text:span text:style-name="T10">abort</text:span><text:span text:style-name="T6">”</text:span>, ) </text:p>
      <text:p text:style-name="P81">&lt;<text:span text:style-name="T2">elemento on</text:span><text:span text:style-name="T10">abort</text:span><text:span text:style-name="T2">=” “</text:span>&gt; &lt;/<text:span text:style-name="T2">elemento</text:span>&gt;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7:13:26.128042884</meta:creation-date>
    <dc:date>2023-02-23T16:45:41.791196384</dc:date>
    <meta:editing-duration>PT3H34M34S</meta:editing-duration>
    <meta:editing-cycles>21</meta:editing-cycles>
    <meta:generator>LibreOffice/7.0.4.2$Linux_X86_64 LibreOffice_project/00$Build-2</meta:generator>
    <meta:document-statistic meta:table-count="0" meta:image-count="0" meta:object-count="0" meta:page-count="12" meta:paragraph-count="230" meta:word-count="1418" meta:character-count="12084" meta:non-whitespace-character-count="10752"/>
  </office:meta>
</office:document-meta>
</file>